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09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2/10/2022</text:p>
          </table:table-cell>
          <table:table-cell table:style-name="taxable_event_note_fiat" office:value="429.215015625" office:value-type="float"/>
          <table:table-cell table:style-name="acquired_lot_note_fiat" office:value="122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07.01501562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094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2: 0.0094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2-10 07:45:34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06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10/2022</text:p>
          </table:table-cell>
          <table:table-cell table:style-name="taxable_event_note_fiat" office:value="484.008421875" office:value-type="float"/>
          <table:table-cell table:style-name="acquired_lot_note_fiat" office:value="376.2464646464646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7.7619572285353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0106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2/2: 0.0106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10 07:45:34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6/28/2020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6693375" office:value-type="float"/>
          <table:table-cell table:style-name="acquired_lot_note_border_fiat" office:value="2.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.0693375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01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2-01-14 23:23:3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253440234375" office:value-type="float"/>
          <table:table-cell table:style-name="acquired_lot_note_fiat" office:value="1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95344023437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1.23337109375" office:value-type="float"/>
          <table:table-cell table:style-name="acquired_lot_note_fiat" office:value="3.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.3333710937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25 10:58:4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05T19:50:17.80069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